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Lucida Sans Unicode" style:font-name-asian="Lucida Sans Unicode" style:font-name-complex="Lucida Sans Unicode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Lucida Sans Unicode" style:font-name-asian="Lucida Sans Unicode" style:font-name-complex="Lucida Sans Unicode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Lucida Sans Unicode" style:font-name-asian="Lucida Sans Unicode" style:font-name-complex="Lucida Sans Unicode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Lucida Sans Unicode" style:font-name-asian="Lucida Sans Unicode" style:font-name-complex="Lucida Sans Unicode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94733333333333cm" style:use-optimal-column-width="true"/>
    </style:style>
    <style:style style:name="co3" style:family="table-column">
      <style:table-column-properties fo:break-before="auto" style:column-width="2.24366666666667cm"/>
    </style:style>
    <style:style style:name="co4" style:family="table-column">
      <style:table-column-properties fo:break-before="auto" style:column-width="3.09033333333333cm" style:use-optimal-column-width="true"/>
    </style:style>
    <style:style style:name="co5" style:family="table-column">
      <style:table-column-properties fo:break-before="auto" style:column-width="3.4925cm" style:use-optimal-column-width="true"/>
    </style:style>
    <style:style style:name="co6" style:family="table-column">
      <style:table-column-properties fo:break-before="auto" style:column-width="18.3303333333333cm"/>
    </style:style>
    <style:style style:name="co7" style:family="table-column">
      <style:table-column-properties fo:break-before="auto" style:column-width="1.10066666666667cm" style:use-optimal-column-width="true"/>
    </style:style>
    <style:style style:name="co8" style:family="table-column">
      <style:table-column-properties fo:break-before="auto" style:column-width="19.6003333333333cm" style:use-optimal-column-width="true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52.2pt" style:use-optimal-row-height="true" fo:break-before="auto"/>
    </style:style>
    <style:style style:name="ro4" style:family="table-row">
      <style:table-row-properties style:row-height="174pt" style:use-optimal-row-height="true" fo:break-before="auto"/>
    </style:style>
    <style:style style:name="ro5" style:family="table-row">
      <style:table-row-properties style:row-height="191.4pt" style:use-optimal-row-height="true" fo:break-before="auto"/>
    </style:style>
    <style:style style:name="ro6" style:family="table-row">
      <style:table-row-properties style:row-height="121.8pt" style:use-optimal-row-height="true" fo:break-before="auto"/>
    </style:style>
    <style:style style:name="ro7" style:family="table-row">
      <style:table-row-properties style:row-height="243.6pt" style:use-optimal-row-height="true" fo:break-before="auto"/>
    </style:style>
    <style:style style:name="ro8" style:family="table-row">
      <style:table-row-properties style:row-height="87pt" style:use-optimal-row-height="true" fo:break-before="auto"/>
    </style:style>
    <style:style style:name="ro9" style:family="table-row">
      <style:table-row-properties style:row-height="104.4pt" style:use-optimal-row-height="true" fo:break-before="auto"/>
    </style:style>
    <style:style style:name="ro10" style:family="table-row">
      <style:table-row-properties style:row-height="69.6pt" style:use-optimal-row-height="true" fo:break-before="auto"/>
    </style:style>
    <style:style style:name="ro11" style:family="table-row">
      <style:table-row-properties style:row-height="139.2pt" style:use-optimal-row-height="true" fo:break-before="auto"/>
    </style:style>
    <style:style style:name="ro12" style:family="table-row">
      <style:table-row-properties style:row-height="330.6pt" style:use-optimal-row-height="true" fo:break-before="auto"/>
    </style:style>
    <style:style style:name="ro13" style:family="table-row">
      <style:table-row-properties style:row-height="156.6pt" style:use-optimal-row-height="true" fo:break-before="auto"/>
    </style:style>
    <style:style style:name="ro14" style:family="table-row">
      <style:table-row-properties style:row-height="261pt" style:use-optimal-row-height="true" fo:break-before="auto"/>
    </style:style>
    <style:style style:name="ro15" style:family="table-row">
      <style:table-row-properties style:row-height="141pt" style:use-optimal-row-height="true" fo:break-before="auto"/>
    </style:style>
    <style:style style:name="ro16" style:family="table-row">
      <style:table-row-properties style:row-height="409.6pt" style:use-optimal-row-height="true" fo:break-before="auto"/>
    </style:style>
    <style:style style:name="ro17" style:family="table-row">
      <style:table-row-properties style:row-height="295.8pt" style:use-optimal-row-height="true" fo:break-before="auto"/>
    </style:style>
    <style:style style:name="ro18" style:family="table-row">
      <style:table-row-properties style:row-height="278.4pt" style:use-optimal-row-height="true" fo:break-before="auto"/>
    </style:style>
    <style:style style:name="ro19" style:family="table-row">
      <style:table-row-properties style:row-height="313.2pt" style:use-optimal-row-height="true" fo:break-before="auto"/>
    </style:style>
    <style:style style:name="ro20" style:family="table-row">
      <style:table-row-properties style:row-height="57pt" style:use-optimal-row-height="true" fo:break-before="auto"/>
    </style:style>
    <style:style style:name="ro21" style:family="table-row">
      <style:table-row-properties style:row-height="367.2pt" style:use-optimal-row-height="true" fo:break-before="auto"/>
    </style:style>
    <style:style style:name="ro22" style:family="table-row">
      <style:table-row-properties style:row-height="382.8pt" style:use-optimal-row-height="true" fo:break-before="auto"/>
    </style:style>
    <style:style style:name="ro23" style:family="table-row">
      <style:table-row-properties style:row-height="78.6pt" style:use-optimal-row-height="true" fo:break-before="auto"/>
    </style:style>
    <style:style style:name="ro24" style:family="table-row">
      <style:table-row-properties style:row-height="13.5pt" style:use-optimal-row-height="true" fo:break-before="auto"/>
    </style:style>
    <style:style style:name="ro25" style:family="table-row">
      <style:table-row-properties style:row-height="16.5pt" style:use-optimal-row-height="true" fo:break-before="auto"/>
    </style:style>
    <style:style style:name="ro26" style:family="table-row">
      <style:table-row-properties style:row-height="226.2pt" style:use-optimal-row-height="true" fo:break-before="auto"/>
    </style:style>
    <style:style style:name="ro27" style:family="table-row">
      <style:table-row-properties style:row-height="140.4pt" style:use-optimal-row-height="true" fo:break-before="auto"/>
    </style:style>
    <style:style style:name="ro28" style:family="table-row">
      <style:table-row-properties style:row-height="348pt" style:use-optimal-row-height="true" fo:break-before="auto"/>
    </style:style>
    <style:style style:name="ro29" style:family="table-row">
      <style:table-row-properties style:row-height="400.2pt" style:use-optimal-row-height="true" fo:break-before="auto"/>
    </style:style>
    <style:style style:name="ro30" style:family="table-row">
      <style:table-row-properties style:row-height="7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27"/>
        <table:table-column table:style-name="co1" table:default-cell-style-name="ce28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8"/>
        <table:table-column table:style-name="co7" table:default-cell-style-name="ce28"/>
        <table:table-column table:style-name="co1" table:number-columns-repeated="16375" table:default-cell-style-name="ce28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작업내용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1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9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5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2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5"/>
        </table:table-row>
        <table:table-row table:style-name="ro7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6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4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5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18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5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18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18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0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office:value-type="string" table:style-name="ce20">
            <text:p>1센터</text:p>
          </table:table-cell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22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7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2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24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2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5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2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5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22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style-name="ce7"/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23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18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number-rows-repeated="3" table:style-name="ro1">
          <table:table-cell table:style-name="ce26"/>
          <table:table-cell table:style-name="ce1"/>
          <table:table-cell table:number-columns-repeated="5" table:style-name="ce27"/>
          <table:table-cell table:number-columns-repeated="3" table:style-name="ce28"/>
          <table:table-cell table:number-columns-repeated="16374" table:style-name="ce1"/>
        </table:table-row>
        <table:table-row table:number-rows-repeated="1048516" table:style-name="ro24">
          <table:table-cell table:number-columns-repeated="16384"/>
        </table:table-row>
      </table:table>
      <table:table table:name="EU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8">
            <text:p>월별 주요 이슈</text:p>
          </table:table-cell>
          <table:table-cell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1월(완료)</text:p>
          </table:table-cell>
          <table:table-cell table:style-name="ce29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2월(완료)</text:p>
          </table:table-cell>
          <table:table-cell office:value-type="string" table:style-name="ce1">
            <text:p>(EU) 방화벽 Capa 부족으로 인한 방화벽 장비 교체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1">
            <text:p>(EU) 방화벽 이슈로 예외 처리된(제외되었던) 기능 원상 복구 (적용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4월(완료)</text:p>
          </table:table-cell>
          <table:table-cell office:value-type="string" table:style-name="ce28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5월(완료)</text:p>
          </table:table-cell>
          <table:table-cell office:value-type="string" table:style-name="ce28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6월(완료)</text:p>
          </table:table-cell>
          <table:table-cell table:style-name="ce1"/>
          <table:table-cell table:style-name="ce28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8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8">
            <text:p>6월(진행중)</text:p>
          </table:table-cell>
          <table:table-cell office:value-type="string" table:style-name="ce28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EU) 자원 회수 ::: 리소스 부족으로 인한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EU) 방화벽 IPS/FW 분리 및 IPSEC VPN 적용 요청 (→ 추가 요청 시 대응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EU)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style-name="ce1"/>
          <table:table-cell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number-rows-repeated="1048551" table:style-name="ro25">
          <table:table-cell table:number-columns-repeated="16384"/>
        </table:table-row>
      </table:table>
      <table:table table:name="SG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8">
            <text:p>월별 주요 이슈</text:p>
          </table:table-cell>
          <table:table-cell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1월(완료)</text:p>
          </table:table-cell>
          <table:table-cell office:value-type="string" table:style-name="ce29">
            <text:p>(SG 리전) H53 모니터링 이관 (2021.10.03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SG) DB 이중화 미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3월(완료)</text:p>
          </table:table-cell>
          <table:table-cell office:value-type="string" table:style-name="ce1">
            <text:p>(SG) 싱가폴 검증계 테넌트 신규 생성 요청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1">
            <text:p>(SG 리전) 검증계 Zabbix 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4월(완료)</text:p>
          </table:table-cell>
          <table:table-cell office:value-type="string" table:style-name="ce28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5월(완료)</text:p>
          </table:table-cell>
          <table:table-cell office:value-type="string" table:style-name="ce28">
            <text:p>(SG) HB 네트워크 구성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6월(완료)</text:p>
          </table:table-cell>
          <table:table-cell office:value-type="string" table:style-name="ce28">
            <text:p>(SG) F5 BIG-IP 취약점(CVE-2022-1388) 대응 펌웨어 업그레이드</text:p>
          </table:table-cell>
          <table:table-cell table:style-name="ce28"/>
          <table:table-cell table:number-columns-repeated="16379"/>
        </table:table-row>
        <table:table-row table:style-name="ro1">
          <table:table-cell table:number-columns-repeated="2"/>
          <table:table-cell table:style-name="ce28"/>
          <table:table-cell table:style-name="ce1"/>
          <table:table-cell table:style-name="ce28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8">
            <text:p>6월(진행중)</text:p>
          </table:table-cell>
          <table:table-cell office:value-type="string" table:style-name="ce28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number-rows-repeated="3"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number-rows-repeated="1048547" table:style-name="ro25">
          <table:table-cell table:number-columns-repeated="16384"/>
        </table:table-row>
      </table:table>
      <table:table table:name="NA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8">
            <text:p>월별 주요 이슈</text:p>
          </table:table-cell>
          <table:table-cell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1월(완료)</text:p>
          </table:table-cell>
          <table:table-cell table:style-name="ce29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4월(완료)</text:p>
          </table:table-cell>
          <table:table-cell office:value-type="string" table:style-name="ce28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NA) Trident 표준 프로세스 정립 및 운영 이관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5월(완료)</text:p>
          </table:table-cell>
          <table:table-cell office:value-type="string" table:style-name="ce28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6월(완료)</text:p>
          </table:table-cell>
          <table:table-cell office:value-type="string" table:style-name="ce1">
            <text:p>(NA) CCS 2.0 RnR &amp; 운영 업무 이관</text:p>
          </table:table-cell>
          <table:table-cell table:style-name="ce28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8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8">
            <text:p>6월(진행중)</text:p>
          </table:table-cell>
          <table:table-cell office:value-type="string" table:style-name="ce28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number-rows-repeated="3"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number-rows-repeated="1048550" table:style-name="ro25">
          <table:table-cell table:number-columns-repeated="16384"/>
        </table:table-row>
      </table:table>
      <table:table table:name="RU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8">
            <text:p>월별 주요 이슈</text:p>
          </table:table-cell>
          <table:table-cell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8">
            <text:p>1월(완료)</text:p>
          </table:table-cell>
          <table:table-cell table:style-name="ce29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8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4월(완료)</text:p>
          </table:table-cell>
          <table:table-cell office:value-type="string" table:style-name="ce28">
            <text:p>(모니터링) Zabbix 모니터링 항목 조정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공통) 운영 DB 실태 파악 ::: (COC 설치/구성 아닌) 운영계 DB 서버 44 개 발견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8">
            <text:p>5월(완료)</text:p>
          </table:table-cell>
          <table:table-cell office:value-type="string" table:style-name="ce28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8">
            <text:p>6월(완료)</text:p>
          </table:table-cell>
          <table:table-cell table:style-name="ce1"/>
          <table:table-cell table:style-name="ce28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8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8">
            <text:p>6월(진행중)</text:p>
          </table:table-cell>
          <table:table-cell office:value-type="string" table:style-name="ce28">
            <text:p>(RU) Dell Technologies Corporation 물리 RMA지원 불가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RU) 자원 회수 ::: 리소스 부족으로 인한 자원 확보 방안 ::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RU) 러시아 CCS 운영계 Rescue노드 필요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number-rows-repeated="1048551" table:style-name="ro25">
          <table:table-cell table:number-columns-repeated="16384"/>
        </table:table-row>
      </table:table>
      <table:table table:name="CN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8">
            <text:p>월별 주요 이슈</text:p>
          </table:table-cell>
          <table:table-cell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1월(완료)</text:p>
          </table:table-cell>
          <table:table-cell office:value-type="string" table:style-name="ce1">
            <text:p>(CN) 검증계 UCS 유지보수 계약 미진행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4월(완료)</text:p>
          </table:table-cell>
          <table:table-cell office:value-type="string" table:style-name="ce28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CN) 자원이슈로 운영계에 검증계용 디지털카키2.0 제공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5월(완료)</text:p>
          </table:table-cell>
          <table:table-cell office:value-type="string" table:style-name="ce28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6월(완료)</text:p>
          </table:table-cell>
          <table:table-cell table:style-name="ce1"/>
          <table:table-cell table:style-name="ce28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8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8">
            <text:p>6월(진행중)</text:p>
          </table:table-cell>
          <table:table-cell office:value-type="string" table:style-name="ce28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CN) 클라우드 플랫폼(opentsack) 보안 설정 현황 확인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CN) 자원 회수 ::: 리소스 부족으로 인한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number-rows-repeated="1048550" table:style-name="ro25">
          <table:table-cell table:number-columns-repeated="16384"/>
        </table:table-row>
      </table:table>
      <table:table table:name="KR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8">
            <text:p>월별 주요 이슈</text:p>
          </table:table-cell>
          <table:table-cell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1월(완료)</text:p>
          </table:table-cell>
          <table:table-cell table:style-name="ce29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8"/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4월(완료)</text:p>
          </table:table-cell>
          <table:table-cell office:value-type="string" table:style-name="ce28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KR) 상암 센터 운영 업무 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8">
            <text:p>5월(완료)</text:p>
          </table:table-cell>
          <table:table-cell office:value-type="string" table:style-name="ce28">
            <text:p>(KR) LB [A10(5840) → F5]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KR) KR STG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28"/>
          <table:table-cell table:style-name="ce28"/>
          <table:table-cell table:style-name="ce1"/>
          <table:table-cell table:number-columns-repeated="16380" table:style-name="ce28"/>
        </table:table-row>
        <table:table-row table:style-name="ro1">
          <table:table-cell table:number-columns-repeated="2"/>
          <table:table-cell office:value-type="string" table:style-name="ce28">
            <text:p>6월(완료)</text:p>
          </table:table-cell>
          <table:table-cell office:value-type="string" table:style-name="ce28">
            <text:p>(KR) 1차 자원 회수 ::: 리소스 부족으로 인한 자원 확보 방안 :: KR 완료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KR) F5 BIG-IP 취약점(CVE-2022-1388) 대응 펌웨어 업그레이드</text:p>
          </table:table-cell>
          <table:table-cell table:style-name="ce28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8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8">
            <text:p>6월(진행중)</text:p>
          </table:table-cell>
          <table:table-cell office:value-type="string" table:style-name="ce28">
            <text:p>(Global) MongoDB 업무 이관</text:p>
          </table:table-cell>
          <table:table-cell table:style-name="ce28"/>
          <table:table-cell table:number-columns-repeated="16379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KR) 신운영계 자원 확보 방안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2"/>
          <table:table-cell table:number-columns-repeated="2" table:style-name="ce28"/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8"/>
          <table:table-cell table:number-columns-repeated="16380" table:style-name="ce1"/>
        </table:table-row>
        <table:table-row table:number-rows-repeated="1048547" table:style-name="ro25">
          <table:table-cell table:number-columns-repeated="16384"/>
        </table:table-row>
      </table:table>
      <table:table table:name="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8">
            <text:p>월별 주요 이슈</text:p>
          </table:table-cell>
          <table:table-cell table:style-name="ce28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1월(완료)</text:p>
          </table:table-cell>
          <table:table-cell office:value-type="string" table:style-name="ce29">
            <text:p>(SG 리전) H53 모니터링 이관 (2021.10.03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SG) DB 이중화 미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1">
            <text:p>(CN) 검증계 UCS 유지보수 계약 미진행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2월(완료)</text:p>
          </table:table-cell>
          <table:table-cell office:value-type="string" table:style-name="ce1">
            <text:p>(EU) 방화벽 Capa 부족으로 인한 방화벽 장비 교체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3월(완료)</text:p>
          </table:table-cell>
          <table:table-cell office:value-type="string" table:style-name="ce1">
            <text:p>(SG) 싱가폴 검증계 테넌트 신규 생성 요청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1">
            <text:p>(SG 리전) 검증계 Zabbix 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1">
            <text:p>(EU) 방화벽 이슈로 예외 처리된(제외되었던) 기능 원상 복구 (적용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8">
            <text:p>4월(완료)</text:p>
          </table:table-cell>
          <table:table-cell office:value-type="string" table:style-name="ce28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CN) 자원이슈로 운영계에 검증계용 디지털카키2.0 제공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NA) Trident 표준 프로세스 정립 및 운영 이관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내수) 상암 센터 운영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8">
            <text:p>5월(완료)</text:p>
          </table:table-cell>
          <table:table-cell office:value-type="string" table:style-name="ce28">
            <text:p>(KR) LB [A10(5840) → F5]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SG) HB 네트워크 구성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KR) KR STG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8">
            <text:p>6월(완료)</text:p>
          </table:table-cell>
          <table:table-cell office:value-type="string" table:style-name="ce1">
            <text:p>(NA) CCS 2.0 RnR &amp; 운영 업무 이관</text:p>
          </table:table-cell>
          <table:table-cell table:style-name="ce28"/>
          <table:table-cell table:number-columns-repeated="16379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KR, SG) F5 BIG-IP 취약점(CVE-2022-1388) 대응 펌웨어 업그레이드</text:p>
          </table:table-cell>
          <table:table-cell table:style-name="ce28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8">
            <text:p>6월(진행중)</text:p>
          </table:table-cell>
          <table:table-cell office:value-type="string" table:style-name="ce28">
            <text:p>(RU) Dell Technologies Corporation 물리 RMA지원 불가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KR, RU, EU,CN) 자원 회수 ::: 리소스 부족으로 인한 자원 확보 방안 :: KR 완료, 타 리전은 진행 중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EU) 방화벽 IPS/FW 분리 및 IPSEC VPN 적용 요청 (→ 추가 요청 시 대응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CN) 클라우드 플랫폼(opentsack) 보안 설정 현황 확인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8">
            <text:p>(EU)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8">
            <text:p>(RU) 러시아 CCS 운영계 Rescue노드 필요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8"/>
          <table:table-cell office:value-type="string" table:style-name="ce28">
            <text:p>(KR) 신운영계 자원 확보 방안</text:p>
          </table:table-cell>
          <table:table-cell table:number-columns-repeated="16380" table:style-name="ce1"/>
        </table:table-row>
        <table:table-row table:number-rows-repeated="1048545" table:style-name="ro25">
          <table:table-cell table:number-columns-repeated="16384"/>
        </table:table-row>
      </table:table>
      <table:table table:name="KR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8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27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27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table:style-name="ce20"/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0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3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3" table:style-name="ro25">
          <table:table-cell table:number-columns-repeated="16384"/>
        </table:table-row>
      </table:table>
      <table:table table:name="CN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1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6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27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27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table:style-name="ce20"/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22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12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2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5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5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7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18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3" table:style-name="ro25">
          <table:table-cell table:number-columns-repeated="16384"/>
        </table:table-row>
      </table:table>
      <table:table table:name="RU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8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27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27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table:style-name="ce20"/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0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3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3" table:style-name="ro25">
          <table:table-cell table:number-columns-repeated="16384"/>
        </table:table-row>
      </table:table>
      <table:table table:name="EU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table:style-name="ce20"/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3" table:style-name="ro25">
          <table:table-cell table:number-columns-repeated="16384"/>
        </table:table-row>
      </table:table>
      <table:table table:name="NA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7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office:value-type="string" table:style-name="ce13">
            <text:p>1센터</text:p>
          </table:table-cell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4" table:style-name="ro25">
          <table:table-cell table:number-columns-repeated="16384"/>
        </table:table-row>
      </table:table>
      <table:table table:name="SG_6월" table:style-name="ta2">
        <table:table-column table:style-name="co1" table:number-columns-repeated="7" table:default-cell-style-name="ce1"/>
        <table:table-column table:style-name="co8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14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7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7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9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21">
            <text:p>NA</text:p>
          </table:table-cell>
          <table:table-cell table:style-name="ce20"/>
          <table:table-cell office:value-type="string" table:style-name="ce20">
            <text:p>STG</text:p>
          </table:table-cell>
          <table:table-cell office:value-type="string" table:style-name="ce20">
            <text:p>완료</text:p>
          </table:table-cell>
          <table:table-cell office:value-type="string" table:style-name="ce20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1">
            <text:p>6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1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1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3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1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table:style-name="ce17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5" table:style-name="ro25">
          <table:table-cell table:number-columns-repeated="16384"/>
        </table:table-row>
      </table:table>
      <table:database-ranges>
        <table:database-range table:target-range-address="KR_6월.A6:KR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KR" table:operator="="/>
              </table:filter-or>
            </table:filter-and>
          </table:filter>
        </table:database-range>
        <table:database-range table:target-range-address="CN_6월.A6:CN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CN" table:operator="="/>
                <table:filter-condition table:field-number="2" table:value="Global" table:operator="="/>
              </table:filter-or>
            </table:filter-and>
          </table:filter>
        </table:database-range>
        <table:database-range table:target-range-address="RU_6월.A6:RU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RU" table:operator="="/>
              </table:filter-or>
            </table:filter-and>
          </table:filter>
        </table:database-range>
        <table:database-range table:target-range-address="EU_6월.A6:EU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EU" table:operator="="/>
                <table:filter-condition table:field-number="2" table:value="Global" table:operator="="/>
              </table:filter-or>
            </table:filter-and>
          </table:filter>
        </table:database-range>
        <table:database-range table:target-range-address="NA_6월.A6:NA_6월.K62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NA" table:operator="="/>
              </table:filter-or>
            </table:filter-and>
          </table:filter>
        </table:database-range>
        <table:database-range table:target-range-address="SG_6월.A6:SG_6월.K61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SG" table:operator="="/>
              </table:filter-or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스파크엔어소시에이츠/김의현-IaaS기술팀/신우영</meta:initial-creator>
    <dc:creator>정인환</dc:creator>
    <meta:creation-date>2015-06-05T18:19:34Z</meta:creation-date>
    <dc:date>2022-07-28T06:50:17Z</dc:date>
  </office:meta>
</office:document-meta>
</file>